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7.594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5.26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ruppenstaerke</text:p>
          </table:table-cell>
          <table:table-cell office:value-type="string">
            <text:p>Offizier</text:p>
          </table:table-cell>
          <table:table-cell office:value-type="string">
            <text:p>Fraktion</text:p>
          </table:table-cell>
          <table:table-cell office:value-type="string">
            <text:p>Type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turzkampfgeschwader 76</text:p>
          </table:table-cell>
          <table:table-cell office:value-type="string">
            <text:p>29 Junker Ju 87B</text:p>
          </table:table-cell>
          <table:table-cell office:value-type="string">
            <text:p>Captain Walter Sigel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turzkampfgeschwader 2 Immermann</text:p>
          </table:table-cell>
          <table:table-cell office:value-type="string">
            <text:p>29 Stukas</text:p>
          </table:table-cell>
          <table:table-cell office:value-type="string">
            <text:p>Major Oskar Dinort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uftwaffe</text:p>
          </table:table-cell>
          <table:table-cell office:value-type="string">
            <text:p>400 Bombers</text:p>
          </table:table-cell>
          <table:table-cell office:value-type="string">
            <text:p>Mayor General Wolfram von Richthofen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urza, Blyskawica, Grom </text:p>
          </table:table-cell>
          <table:table-cell office:value-type="string">
            <text:p>3 Destroyers</text:p>
          </table:table-cell>
          <table:table-cell/>
          <table:table-cell office:value-type="string">
            <text:p>Polish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5 Submarines</text:p>
          </table:table-cell>
          <table:table-cell office:value-type="string">
            <text:p>Adam Mohuczy</text:p>
          </table:table-cell>
          <table:table-cell office:value-type="string">
            <text:p>Polish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1. Panzer Division</text:p>
          </table:table-cell>
          <table:table-cell/>
          <table:table-cell office:value-type="string">
            <text:p>Generalmajor Georg von Bismarck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15. Panzer Division</text:p>
          </table:table-cell>
          <table:table-cell/>
          <table:table-cell office:value-type="string">
            <text:p>Eduard Crasemann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anzerdivision Ariete</text:p>
          </table:table-cell>
          <table:table-cell office:value-type="string">
            <text:p>M13-Panzer</text:p>
          </table:table-cell>
          <table:table-cell office:value-type="string">
            <text:p>Erwin Rommel</text:p>
          </table:table-cell>
          <table:table-cell office:value-type="string">
            <text:p>Italy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nzerdivision Triese</text:p>
          </table:table-cell>
          <table:table-cell/>
          <table:table-cell office:value-type="string">
            <text:p>Gastone Gambara</text:p>
          </table:table-cell>
          <table:table-cell office:value-type="string">
            <text:p>Italy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utsches Heer</text:p>
          </table:table-cell>
          <table:table-cell office:value-type="string">
            <text:p>1000 Tanks, 14000 Guns, 549 Aircraft</text:p>
          </table:table-cell>
          <table:table-cell office:value-type="string">
            <text:p>Fedor von Bock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ed Army</text:p>
          </table:table-cell>
          <table:table-cell office:value-type="string">
            <text:p>3232 Tanks, 7600 Guns, 936 Aircraft</text:p>
          </table:table-cell>
          <table:table-cell office:value-type="string">
            <text:p>Georgy Zhukov</text:p>
          </table:table-cell>
          <table:table-cell office:value-type="string">
            <text:p>UdSSR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eutsches Heer</text:p>
          </table:table-cell>
          <table:table-cell office:value-type="string">
            <text:p>70 Tanks, 500 Aircraft</text:p>
          </table:table-cell>
          <table:table-cell office:value-type="string">
            <text:p>Erwin Rommel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Italian Royal Army</text:p>
          </table:table-cell>
          <table:table-cell office:value-type="string">
            <text:p>70 Tanks, 500 Aircraft</text:p>
          </table:table-cell>
          <table:table-cell office:value-type="string">
            <text:p>Enea Navarini</text:p>
          </table:table-cell>
          <table:table-cell office:value-type="string">
            <text:p>Italy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British Commonwealth</text:p>
          </table:table-cell>
          <table:table-cell office:value-type="string">
            <text:p>179 Tanks, 1000 Artillery, 1500 Aircraft</text:p>
          </table:table-cell>
          <table:table-cell office:value-type="string">
            <text:p>Claude Auchinleck</text:p>
          </table:table-cell>
          <table:table-cell office:value-type="string">
            <text:p>British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eutsches Heer</text:p>
          </table:table-cell>
          <table:table-cell office:value-type="string">
            <text:p>725000 Units</text:p>
          </table:table-cell>
          <table:table-cell office:value-type="string">
            <text:p>W. Ritter von Leeb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ed Army</text:p>
          </table:table-cell>
          <table:table-cell office:value-type="string">
            <text:p>930000 Units</text:p>
          </table:table-cell>
          <table:table-cell office:value-type="string">
            <text:p>Margian Popov</text:p>
          </table:table-cell>
          <table:table-cell office:value-type="string">
            <text:p>UdSSR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ed Army</text:p>
          </table:table-cell>
          <table:table-cell office:value-type="string">
            <text:p>6250 Tanks, 7500 Aircraft, 41600 Artillery</text:p>
          </table:table-cell>
          <table:table-cell office:value-type="string">
            <text:p>Georgy Zhukov</text:p>
          </table:table-cell>
          <table:table-cell office:value-type="string">
            <text:p>UdSSR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eutsches Heer</text:p>
          </table:table-cell>
          <table:table-cell office:value-type="string">
            <text:p>1519 AFV, 2224 Aircraft, 9303 Artilliery</text:p>
          </table:table-cell>
          <table:table-cell office:value-type="string">
            <text:p>Gotthard Heinrici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mperial Japanese Army</text:p>
          </table:table-cell>
          <table:table-cell office:value-type="string">
            <text:p>73 Tanks, 64 Tankettes, 400 Aircraft</text:p>
          </table:table-cell>
          <table:table-cell office:value-type="string">
            <text:p>Michitaro Komatsubara</text:p>
          </table:table-cell>
          <table:table-cell office:value-type="string">
            <text:p>Jap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ed Army</text:p>
          </table:table-cell>
          <table:table-cell office:value-type="string">
            <text:p>550 Tanks, 900 Aircraft, 634 Artillery</text:p>
          </table:table-cell>
          <table:table-cell office:value-type="string">
            <text:p>Grigoriy Shtern</text:p>
          </table:table-cell>
          <table:table-cell office:value-type="string">
            <text:p>UdSSR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Kriegsmarine</text:p>
          </table:table-cell>
          <table:table-cell office:value-type="string">
            <text:p>1 Battleship, 1 Heavy Cruiser, 3 Destroyer, 15 Submarines</text:p>
          </table:table-cell>
          <table:table-cell office:value-type="string">
            <text:p>Guenther Luetjens</text:p>
          </table:table-cell>
          <table:table-cell office:value-type="string">
            <text:p>German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Royal Navy</text:p>
          </table:table-cell>
          <table:table-cell office:value-type="string">
            <text:p>3 Battleships, 5 Battlecruisers, 2 Aircraft Carriers, 4 Heavy Cruisers, 7 Light Cruisers, 21 Destroyers</text:p>
          </table:table-cell>
          <table:table-cell office:value-type="string">
            <text:p>John Tovey</text:p>
          </table:table-cell>
          <table:table-cell office:value-type="string">
            <text:p>United Kingdom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Deutsches Heer</text:p>
          </table:table-cell>
          <table:table-cell office:value-type="string">
            <text:p>1000000 Units, 2500 Tanks</text:p>
          </table:table-cell>
          <table:table-cell office:value-type="string">
            <text:p>Gerd von Rundstedt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Allied Forces</text:p>
          </table:table-cell>
          <table:table-cell office:value-type="string">
            <text:p>2052200 Units</text:p>
          </table:table-cell>
          <table:table-cell office:value-type="string">
            <text:p>Dwight D. Eisenhower</text:p>
          </table:table-cell>
          <table:table-cell office:value-type="string">
            <text:p>Allied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Deutsches Heer</text:p>
          </table:table-cell>
          <table:table-cell office:value-type="string">
            <text:p>100000 Units</text:p>
          </table:table-cell>
          <table:table-cell office:value-type="string">
            <text:p>Johannes Blaskowitz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U.S. Army</text:p>
          </table:table-cell>
          <table:table-cell office:value-type="string">
            <text:p>200000 Units</text:p>
          </table:table-cell>
          <table:table-cell office:value-type="string">
            <text:p>Jacob L. Devers</text:p>
          </table:table-cell>
          <table:table-cell office:value-type="string">
            <text:p>United States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Deutsches Heer</text:p>
          </table:table-cell>
          <table:table-cell office:value-type="string">
            <text:p>100000 Soldiers</text:p>
          </table:table-cell>
          <table:table-cell office:value-type="string">
            <text:p>Albert Kesselring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British Commonwealth</text:p>
          </table:table-cell>
          <table:table-cell office:value-type="string">
            <text:p>190000 Soldiers</text:p>
          </table:table-cell>
          <table:table-cell office:value-type="string">
            <text:p>Harold Alexander</text:p>
          </table:table-cell>
          <table:table-cell office:value-type="string">
            <text:p>United Kingdom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Imperial Japanese Fleet</text:p>
          </table:table-cell>
          <table:table-cell office:value-type="string">
            <text:p>50000 Soldiers, 2 Battleships, 5 Aircraft Carriers, 11 Cruiser, 29 Destroyer</text:p>
          </table:table-cell>
          <table:table-cell office:value-type="string">
            <text:p>Hyakutake Haruyoshi</text:p>
          </table:table-cell>
          <table:table-cell office:value-type="string">
            <text:p>Japan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U.S. Navy </text:p>
          </table:table-cell>
          <table:table-cell office:value-type="string">
            <text:p>75000 Soldiers, 3 Battleships, 4 Aircraft Carriers, 16 Cruisers, 39 Destroyers</text:p>
          </table:table-cell>
          <table:table-cell office:value-type="string">
            <text:p>Robert L. Ghormley</text:p>
          </table:table-cell>
          <table:table-cell office:value-type="string">
            <text:p>United States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Royal Navy</text:p>
          </table:table-cell>
          <table:table-cell office:value-type="string">
            <text:p>23 Biplane torpedo bombers, 1 aircraft carrier, 2 Heavy Cruisers, 2 Light Cruisers, 5 Destroyers</text:p>
          </table:table-cell>
          <table:table-cell office:value-type="string">
            <text:p>Andrew Cunningham</text:p>
          </table:table-cell>
          <table:table-cell office:value-type="string">
            <text:p>United Kingdom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Regia Marina</text:p>
          </table:table-cell>
          <table:table-cell office:value-type="string">
            <text:p>6 Battleships, 9 Heavy Cruisers, 7 Light Cruisers, 13 Destroyer</text:p>
          </table:table-cell>
          <table:table-cell office:value-type="string">
            <text:p>Inigo Campioni</text:p>
          </table:table-cell>
          <table:table-cell office:value-type="string">
            <text:p>Italy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U.S. Navy </text:p>
          </table:table-cell>
          <table:table-cell office:value-type="string">
            <text:p>8 Battleships, 8 Cruisers, 30 Destroyers, 4 Submarines, 1 USCG Cutter, 49 other ships, 390 Aircrafts</text:p>
          </table:table-cell>
          <table:table-cell office:value-type="string">
            <text:p>Husband E. Kimmel</text:p>
          </table:table-cell>
          <table:table-cell office:value-type="string">
            <text:p>United States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Imperial Japanese</text:p>
          </table:table-cell>
          <table:table-cell office:value-type="string">
            <text:p>6 Aircraft Carriers, 2 Battleships. 2 Heavy Cruisers, 1 Light Cruiser, Destroyers, 8 Tankers, 23 Fleet Submarines, 5 Midget Submarines, 414 Aircraft</text:p>
          </table:table-cell>
          <table:table-cell office:value-type="string">
            <text:p>Isoroku Yamamoto</text:p>
          </table:table-cell>
          <table:table-cell office:value-type="string">
            <text:p>Japan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table:number-columns-repeated="1023"/>
        </table:table-row>
        <table:table-row table:style-name="ro2">
          <table:table-cell office:value-type="float" office:value="36">
            <text:p>36</text:p>
          </table:table-cell>
          <table:table-cell table:number-columns-repeated="102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87. US-Division</text:p>
          </table:table-cell>
          <table:table-cell office:value-type="string">
            <text:p>20.000 men</text:p>
          </table:table-cell>
          <table:table-cell office:value-type="string">
            <text:p>Kenneth Anderson</text:p>
          </table:table-cell>
          <table:table-cell office:value-type="string">
            <text:p>United States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1. US-Panzerdivision</text:p>
          </table:table-cell>
          <table:table-cell office:value-type="string">
            <text:p>18.500 men</text:p>
          </table:table-cell>
          <table:table-cell office:value-type="string">
            <text:p>Generalmajor Lloys Fredenall</text:p>
          </table:table-cell>
          <table:table-cell office:value-type="string">
            <text:p>United States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estern Naval Task Force</text:p>
          </table:table-cell>
          <table:table-cell office:value-type="string">
            <text:p>35.000 soldiers</text:p>
          </table:table-cell>
          <table:table-cell office:value-type="string">
            <text:p>Generalmajor George S. Patton</text:p>
          </table:table-cell>
          <table:table-cell office:value-type="string">
            <text:p>United States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US Aircraft Carriers</text:p>
          </table:table-cell>
          <table:table-cell office:value-type="string">
            <text:p>2 fleet aircraft carriers, 9 cruisers, 13 destroyers, 2 oilers, 1 seaplane tender, 128 carrier aircrafts</text:p>
          </table:table-cell>
          <table:table-cell office:value-type="string">
            <text:p>Chester W. Nimitz</text:p>
          </table:table-cell>
          <table:table-cell office:value-type="string">
            <text:p>United States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Japanese Aircraft Carriers</text:p>
          </table:table-cell>
          <table:table-cell office:value-type="string">
            <text:p>2 fleet aircraft carriers, 1 light carrier, 9 cruisers, 15 destroyers, 5 minesweepers, 2 submarine chasers, 3 gunboats, 1 oil tanker, 1 seaplane tender, 12 transports, 127 carrier aircrafts</text:p>
          </table:table-cell>
          <table:table-cell office:value-type="string">
            <text:p>Isoroku Yamaoto</text:p>
          </table:table-cell>
          <table:table-cell office:value-type="string">
            <text:p>Japanese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German Forces</text:p>
          </table:table-cell>
          <table:table-cell office:value-type="string">
            <text:p>450.000 troops, 1500 tanks</text:p>
          </table:table-cell>
          <table:table-cell office:value-type="string">
            <text:p>Adolf Hitler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American Forces</text:p>
          </table:table-cell>
          <table:table-cell office:value-type="string">
            <text:p>610.000 men</text:p>
          </table:table-cell>
          <table:table-cell office:value-type="string">
            <text:p>Dwight D. Eisenhower</text:p>
          </table:table-cell>
          <table:table-cell office:value-type="string">
            <text:p>United States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8th Army</text:p>
          </table:table-cell>
          <table:table-cell office:value-type="string">
            <text:p>180.000 men</text:p>
          </table:table-cell>
          <table:table-cell office:value-type="string">
            <text:p>Lieutenant-General Oliver Leese</text:p>
          </table:table-cell>
          <table:table-cell office:value-type="string">
            <text:p>United Kingdom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0th Army</text:p>
          </table:table-cell>
          <table:table-cell office:value-type="string">
            <text:p>140.000 men plus unknown tanks and airplanes</text:p>
          </table:table-cell>
          <table:table-cell office:value-type="string">
            <text:p>Generalmajor Dietrich Beelitz</text:p>
          </table:table-cell>
          <table:table-cell office:value-type="string">
            <text:p>German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First Allied Airborne Army</text:p>
          </table:table-cell>
          <table:table-cell office:value-type="string">
            <text:p>All British airforces plus the Polish first Parachute Brigade</text:p>
          </table:table-cell>
          <table:table-cell office:value-type="string">
            <text:p>Richard Nelson Gale</text:p>
          </table:table-cell>
          <table:table-cell office:value-type="string">
            <text:p>Allies</text:p>
          </table:table-cell>
          <table:table-cell office:value-type="string">
            <text:p>Land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Japanese Naval forces</text:p>
          </table:table-cell>
          <table:table-cell office:value-type="string">
            <text:p>1 Aricraft Carriers, 3 Light Arcraft Carriers, 8 Battleships, 13 Heavy Cruisers, 6 Light Cruisers, 31 Destroyers </text:p>
          </table:table-cell>
          <table:table-cell office:value-type="string">
            <text:p>Ozawa</text:p>
          </table:table-cell>
          <table:table-cell office:value-type="string">
            <text:p>Japanese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lliiert Naval forces</text:p>
          </table:table-cell>
          <table:table-cell office:value-type="string">
            <text:p>8 Aricraft Carriers, 8 Light Arcraft Carriers, 10 Battleships, 9 Heavy Cruisers, 13 Light Cruisers, 105 Destroyers </text:p>
          </table:table-cell>
          <table:table-cell office:value-type="string">
            <text:p>Ohlendorf</text:p>
          </table:table-cell>
          <table:table-cell office:value-type="string">
            <text:p>Allies</text:p>
          </table:table-cell>
          <table:table-cell office:value-type="string">
            <text:p>Wasser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21.06.2017</text:date>, <text:time>13:28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Henry </dc:creator>
    <meta:creation-date>2009-04-16T11:32:48Z</meta:creation-date>
    <dc:date>2017-06-21T13:28:48.21</dc:date>
    <meta:editing-cycles>4</meta:editing-cycles>
    <meta:editing-duration>PT14S</meta:editing-duration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